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M1.setL( boolean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setT( lo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setN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setJ(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g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setK( int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ge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get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setH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setS( i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setM( int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is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setQ( boolean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is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setF( List &lt; ObjectM1_B &gt;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setI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setO( in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get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get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ge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get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setR( CommonObject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setE( List &lt; ObjectM1_A &gt;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setG( int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.setP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